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Bahnschrift SemiBold'" style:font-family-asian="'Bahnschrift SemiBold'" style:font-family-complex="'Bahnschrift SemiBold'"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Bahnschrift SemiBold Condensed'" style:font-family-asian="'Bahnschrift SemiBold Condensed'" style:font-family-complex="'Bahnschrift SemiBold Condensed'"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Bahnschrift Condensed'" style:font-family-asian="'Bahnschrift Condensed'" style:font-family-complex="'Bahnschrift Condensed'"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Bahnschrift SemiBold Condensed'" style:font-family-asian="'Bahnschrift SemiBold Condensed'" style:font-family-complex="'Bahnschrift SemiBold Condensed'"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Bahnschrift SemiBold'" style:font-family-asian="'Bahnschrift SemiBold'" style:font-family-complex="'Bahnschrift SemiBold'"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normal" fo:font-family="Arial" style:font-family-asian="Arial" style:font-family-complex="Arial" fo:background-color="transparent" style:use-window-font-color="true"/>
    </style:style>
    <style:style style:name="T28" style:family="text">
      <style:text-properties fo:font-size="11.00pt" fo:font-weight="bold" fo:font-family="Arial" style:font-family-asian="Arial" style:font-family-complex="Arial"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bold" fo:font-family="Arial" style:font-family-asian="Arial" style:font-family-complex="Arial"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text:span><text:span text:style-name="T2">Insurify Fianance: Where Transparency and Secure Investments Converge"</text:span><text:span text:style-name="T3"/></text:p>
      <text:p text:style-name="P1"><text:span text:style-name="T3">Jointly with the Roadmap,this documentation provied across -the-board information about Insuirfy Finance.Insurify Finance would be a promising<text:s/></text:span><text:span text:style-name="T4">opportunity in cryptocurrency initiative aiming for a secure investment platform for the people who have faced uncertain situations in the past.Our motto is to supply reflections in USDT,empower them to invest with a sense of assurance.</text:span></text:p>
      <text:p text:style-name="P1"><text:span text:style-name="T4">Being a novice project, we are laboriously working in the background to develop the Insurify Finance token and Dapp.Our team is dedicated to design a user-friendly platform blended with accessibility and security.Recognizing the significance of transparency, open and genuine platform meeting the demands of all investors.</text:span></text:p>
      <text:p text:style-name="P1"><text:span text:style-name="T4">Exhilarated about sharing our vision and blueprint with you,and we expect to have your support as we labor towards hasty launch of Insurify Finance token abd Dapp.</text:span></text:p>
      <text:p text:style-name="P1"><text:span text:style-name="T5">Introduction: Begin Your Journey Here</text:span></text:p>
      <text:p text:style-name="P1"><text:span text:style-name="T6">At Insurify finance, our primary motto is to establish a secure investment platform to individuals who have been the victim of fraudulent schemes.Our belief centers on the idea that everyone deserves another opportunity, and it's our purpose to make it in a reality.We've outlined information to help you in your journey:</text:span></text:p>
      <text:p text:style-name="P1"><text:span text:style-name="T6">1. Providing Harbour for Rug- Pull Victims:</text:span></text:p>
      <text:p text:style-name="P1"><text:span text:style-name="T6">We provide a harbour to the those affected by rug pulls,giving them choice of receiving payouts in either USDT or our local token.</text:span></text:p>
      <text:p text:style-name="P1"><text:span text:style-name="T6">2. A team of expert DeFi:</text:span></text:p>
      <text:p text:style-name="P1"><text:span text:style-name="T6">our team is comprised of professionals within th DeFi realm, united to create exhaustive crypto project.</text:span></text:p>
      <text:p text:style-name="P1"><text:span text:style-name="T6">3.Emphasis on community Participation:</text:span></text:p>
      <text:p text:style-name="P1"><text:span text:style-name="T6">We strongly emphasize on community involvement through feedback and engagment via social media channels and a community- centric voting system.</text:span></text:p>
      <text:p text:style-name="P1"><text:span text:style-name="T6">4.Transparent and Accessible Investment Platform:</text:span></text:p>
      <text:p text:style-name="P1"><text:span text:style-name="T6">Our investment platform operates with transparency at its core, encompassing coverage for whitelisted and sanctioned projects. It provides avenues for projects to access blockchain data through us, alongside community voting and proposal mechanisms.</text:span></text:p>
      <text:p text:style-name="P1"><text:span text:style-name="T6">5.Collaborations and Data Collaboration:</text:span></text:p>
      <text:p text:style-name="P1"><text:span text:style-name="T6">We offer partnerships with diverse projects and facilitate data requests from both institutions and individuals. </text:span></text:p>
      <text:p text:style-name="P1"><text:span text:style-name="T6"><text:s/>We have insight into<text:s text:c="2"/>the frustration of entrusting your hard-earned funds to a team,only to seem them flee away with your investment .Hence we're perpetrated to create a secure and reliable investment platform that meets the demand of all investors.We're eager to unveil our vision and strategic roadmap, and we anticipate your support as we advance the development of the Isurify Finance token and Dapp.</text:span></text:p>
      <text:p text:style-name="P1"><text:span text:style-name="T7">Insurify: Overview</text:span><text:span text:style-name="T8"/></text:p>
      <text:p text:style-name="P1"><text:span text:style-name="T8">What prompted the development of this platform?</text:span></text:p>
      <text:p text:style-name="P1"><text:span text:style-name="T9">Insurance came into picture in earlier times as a way for communities to pool resources in order to protect each other from shared risks.The productiveness of this approach iincreased with more participation, as large number made the statistics more dependable.Nonetheless, due to its reliance on trust,this solution couldn't be scaled effectively.As a consequence , conventional insurance industry were established.</text:span></text:p>
      <text:p text:style-name="P1"><text:span text:style-name="T9">In response to the unexpected rise of scams in Decentralized Finance (DeFi),we recognized an opportunity to combine our knowledge of the insurance sector with our enthusiasm for decentralized technology. We realized that it was feasible to establish a secure domain within an expandable environment, where users would only need to have faith in the technology itself, rather than placing trust in all participants.</text:span></text:p>
      <text:p text:style-name="P1"><text:span text:style-name="T9">Our objective is to provide our members effortless, translucent, convenient, and cost-effective financial protection against thier risk.</text:span></text:p>
      <text:p text:style-name="P1"><text:span text:style-name="T10">What is Insurify Finance?</text:span></text:p>
      <text:p text:style-name="P1"><text:span text:style-name="T11">Insurify Finance stand as a decentralized alternative to insurance.By implementing blockchain technology,we begin a pool for sharing risks,reinstating individual control over assets.The platform operates across multiple chain and is built on Etherchain smart Chain.It permits anyone to purchase insurance.Apart from that, they also provide opportunity to engage in a form of governance, stimulating active participation.</text:span></text:p>
      <text:p text:style-name="P1"><text:span text:style-name="T12">Where is our community?</text:span></text:p>
      <text:p text:style-name="P1"><text:span text:style-name="T13">We greatly value communication with our community members and are committed to addressing their inquiries. Our development team and community members employ the following social media channels:</text:span></text:p>
      <text:p text:style-name="P1"><text:span text:style-name="T14">$IF Token</text:span></text:p>
      <text:p text:style-name="P1"><text:span text:style-name="T14">Our cryptocurrency</text:span><text:span text:style-name="T15"/></text:p>
      <text:p text:style-name="P1"><text:span text:style-name="T16">What's the purpose of having a token?</text:span></text:p>
      <text:p text:style-name="P1"><text:span text:style-name="T17">Our cryptocurrency serves as a form of money that enables the acquisition of coverage and participation in our governance,along with additional utility through partnership.The token act as as asset based on the Binance Smart Chain, which<text:s text:c="2"/>can experience fluctuations in its valuation (a common occurrence for all cryptocurrency tokens on the blockchain).</text:span></text:p>
      <text:p text:style-name="P1"><text:span text:style-name="T18">How to Buy?</text:span><text:span text:style-name="T19"/></text:p>
      <text:p text:style-name="P1"><text:span text:style-name="T19">You can acquire $IF through our Dapp ( +++++ ) or by using the Uniswap Swap at ( +++++ ) with wallets like Metamask or Trust Wallet.</text:span></text:p>
      <text:p text:style-name="P1"><text:span text:style-name="T19">Purchasing $IF Tokens</text:span></text:p>
      <text:p text:style-name="P1"><text:span text:style-name="T19">Acquiring Insurance</text:span></text:p>
      <text:p text:style-name="P1"><text:span text:style-name="T20">How Can I Obtain $IF?</text:span><text:span text:style-name="T21"/></text:p>
      <text:p text:style-name="P1"><text:span text:style-name="T21">Individuals holding a Metamask account have the option to purchase $IF via the application interface.</text:span></text:p>
      <text:p text:style-name="P1"><text:span text:style-name="T21">The process has been as simply as possible:</text:span></text:p>
      <text:p text:style-name="P1"><text:span text:style-name="T21">Select the whitelisted smart contract address for which you want insurance.</text:span></text:p>
      <text:p text:style-name="P1"><text:span text:style-name="T21">The IF Period, IF Amount, and Currency (USDT or IF) must all be specified.</text:span></text:p>
      <text:p text:style-name="P1"><text:span text:style-name="T21">Create a quote with Metamask, then complete the transaction.</text:span></text:p>
      <text:p text:style-name="P1"><text:span text:style-name="T21">You are now secured!</text:span></text:p>
      <text:p text:style-name="P1"><text:span text:style-name="T21">You can buy IF with ETH or USDT.</text:span></text:p>
      <text:p text:style-name="P1"><text:span text:style-name="T21">If you use ETH or USDT to make your payment, the system will automatically convert it to $IF in the background and use that money to immediately purchase insurance.</text:span></text:p>
      <text:p text:style-name="P1"><text:span text:style-name="T21">When making payment in ETH or USDT, the system will automatically convert your contribution to $IF in the background. This converted IF will then be used to promptly acquire insurance.</text:span></text:p>
      <text:p text:style-name="P1"><text:span text:style-name="T21">If the purchased coverage is in $IF it will entitle you to benefits like reudced prices for insurance and enhanced token utility through collaborations such as staking.</text:span></text:p>
      <text:p text:style-name="P1"><text:span text:style-name="T21">If I purchase multiple policies for assets kept in one wallet, will I still be protected?</text:span></text:p>
      <text:p text:style-name="P1"><text:span text:style-name="T21">No, you won't be covered if you buy a single policy from your whitelisted account to cover assets distributed from multiple wallets and lose money.</text:span></text:p>
      <text:p text:style-name="P1"><text:span text:style-name="T21">For Protocol coverage, in conjunction with various other factors, your overall loss must be at least 90% or more (a substantial liquidity loss). Consequently, you must submit evidence of loss for each wallet, along with the associated Claim ID, to demonstrate the funds you've lost. The evidence of loss and the connected Claims ID for your wallets will be accessible to claim evaluators</text:span></text:p>
      <text:p text:style-name="P1"><text:span text:style-name="T22">How is the cost of the policy determined?</text:span></text:p>
      <text:p text:style-name="P1"><text:span text:style-name="T23">The cost of the policy id entirely determined on risk rating percentage associated with<text:s text:c="2"/>the asset you intend to insure.</text:span></text:p>
      <text:p text:style-name="P1"><text:span text:style-name="T23">The amount of your desired insurance coverage and the duration of the coverage are also factors in determining the cost of insurance (single coverage).</text:span></text:p>
      <text:p text:style-name="P1"><text:span text:style-name="T23"><text:s/>Keeping $IF</text:span></text:p>
      <text:p text:style-name="P1"><text:span text:style-name="T23">What if I experience financial loss two days before my protection ends? Is the 48-hour Protocol Cover cool-down period required of me?</text:span></text:p>
      <text:p text:style-name="P1"><text:span text:style-name="T23">You would need to buy coverage on our Dapp for a specific amount of time if you wanted to keep coverage for your assets.</text:span></text:p>
      <text:p text:style-name="P1"><text:span text:style-name="T23">It is possible to submit a claim for a significant loss of funds that took place within the coverage period specified by the policy. IF Holders have a window of 14 days following the expiration of their coverage to initiate a claim. Claims cannot be initiated once this 14-day period has lapsed.</text:span></text:p>
      <text:p text:style-name="P1"><text:span text:style-name="T23">Please be aware that losses occurring after the policy's expiration date are not eligible for coverage. Claims can only be made for losses that occurred while the insurance policy was active.</text:span></text:p>
      <text:p text:style-name="P1"><text:span text:style-name="T23">Is there an option to transfer or sell coverage to another individual if I no longer require it?</text:span></text:p>
      <text:p text:style-name="P1"><text:span text:style-name="T23">No, Insurify Finance does not permit policyholders to transfer their insurance coverage to someone else.</text:span></text:p>
      <text:p text:style-name="P1"><text:span text:style-name="T24">What would be the duration of the Claims Assessment Process?</text:span></text:p>
      <text:p text:style-name="P1"><text:span text:style-name="T25">The timeline for the Claims<text:s text:c="2"/>Assessment process pivot on the volume of claims and the number of individuals involved. Nonetheless, our aim is to review claims within 48 hours after the said claim is submitted.</text:span></text:p>
      <text:p text:style-name="P1"><text:span text:style-name="T26">How is the result of a claim determined?</text:span></text:p>
      <text:p text:style-name="P1"><text:span text:style-name="T27">Claim Assessors will function as arbitrators, and their decision will determine the outcome of each claim. For more information, please refer to the Documents page</text:span><text:span text:style-name="T28">.</text:span></text:p>
      <text:p text:style-name="P1"><text:span text:style-name="T28">When is the loss of funds in USDT or IF determined for a claim?</text:span></text:p>
      <text:p text:style-name="P1"><text:span text:style-name="T29">A $IF holder has the ability to submit a claim when they sustain a significant loss that meets the norm for compensation. During the Claims Assessment process, Claims Assessors will review a claim and determine if it satisfies the requirements stated in the relevant cover language.</text:span></text:p>
      <text:p text:style-name="P1"><text:span text:style-name="T29">The value of the liquidity just before to the rug's occurrence is cited by Claims Assessors when talking about the worth of the lost cash.</text:span></text:p>
      <text:p text:style-name="P1"><text:span text:style-name="T29">In the event that a claim payout is approved by the claims assessment procedure, the cover holder will receive a payout. (Note: The refund must be made in the same currency in which the user originally bought the insurance. This applies primarily to single coverage)</text:span></text:p>
      <text:p text:style-name="P1"><text:span text:style-name="T30">Risk Evaluation Process</text:span></text:p>
      <text:p text:style-name="P1"><text:span text:style-name="T31">While determining the risk level of an asset as low, medium,high, the risk management process considers a range of factors.The factors impacting the assessment are as follows:</text:span></text:p>
      <text:p text:style-name="P1"><text:span text:style-name="T31">The networkon on which the asset is situated.</text:span></text:p>
      <text:p text:style-name="P1"><text:span text:style-name="T31">The overall liquidity of the asset in question.</text:span></text:p>
      <text:p text:style-name="P1"><text:span text:style-name="T31">The collective strength of the community and team supporting the asset.</text:span></text:p>
      <text:p text:style-name="P1"><text:span text:style-name="T31">The tokenomics and business framework associated with the asset.</text:span></text:p>
      <text:p text:style-name="P1"><text:span text:style-name="T31">The outlined roadmap and whitepaper detailing the asset's plans.</text:span></text:p>
      <text:p text:style-name="P1"><text:span text:style-name="T31">Once a comprehensive review of the aforementioned factors has been conducted, a risk rating will be assigned to the asset, classifying it as low, medium, or high risk. Subsequently, this rating will be used to determine the cost and prerequisites for obtaining coverage for the specific asset.</text:span></text:p>
      <text:p text:style-name="P1"><text:span text:style-name="T32">Assurance of security and audits</text:span><text:span text:style-name="T33"/></text:p>
      <text:p text:style-name="P1"><text:span text:style-name="T33">No audits have been performed as of the time this article was written. We intend to have reputable auditing companies examine our contracts. In June, the auditing process will start.</text:span></text:p>
      <text:p text:style-name="P1"><text:span text:style-name="T33">Our top objective is to properly proofread every line of code as part of our insurance routine to look for any potential vulnerabilities or flaws. Auditing companies and a number of designated, highly qualified team members will perform several proofreading sessions for both our Decentralized application and smart contract. We as a project won't accept anything less than extraordinary in every way.</text:span></text:p>
      <text:p text:style-name="P1"><text:span text:style-name="T34">Participation and Governance</text:span></text:p>
      <text:p text:style-name="P1"><text:span text:style-name="T34">Empowering the Community:</text:span></text:p>
      <text:p text:style-name="P1"><text:span text:style-name="T35">Our vision for Insurify revolves around community involvement. This entails establishing an active forum and implementing a voting mechanism to make decisions about the protocol's direction. Token holders will possess the ability to influence the path Insurify takes in its future endeavors.</text:span></text:p>
      <text:p text:style-name="P1"><text:span text:style-name="T36">Insurify Governance Forum:</text:span></text:p>
      <text:p text:style-name="P1"><text:span text:style-name="T37">The governance forum will serve as a central platform where the community can engage in discussions covering a wide array of topics. This platform aims not only to enhance user interaction but also to facilitate the sharing of experiences related to fraudulent tokens and instances of 'Rugpulls' encountered in the past.</text:span></text:p>
      <text:p text:style-name="P1"><text:span text:style-name="T38">Community Voting in Insurify:</text:span></text:p>
      <text:p text:style-name="P1"><text:span text:style-name="T39">The community voting system is of paramount importance to our project's approach. We firmly believe that the users who opt to utilize our services should have a role in steering the project's trajectory to a certain extent. The polls may range from minor decisions to significant determinations. It's important to note that the core team retains the prerogative to modify or revise a poll after its submission, in cases where new circumstances regarding the issue arise or for valid reasons.</text:span></text:p>
      <text:p text:style-name="P1"><text:span text:style-name="T40">References &amp; Terminology</text:span><text:span text:style-name="T41"/></text:p>
      <text:p text:style-name="P1"><text:span text:style-name="T41">Below are the Defined Terms, Multi-sig Participants, and Formulas for your review.</text:span></text:p>
      <text:p text:style-name="P1"><text:span text:style-name="T42">Defined Terms</text:span></text:p>
      <text:p text:style-name="P1"><text:span text:style-name="T43">Advisory Board | Consisting of three members, this panel includes founding team members and additional technical/industry experts. They provide technical guidance to the Insurify Team and can take on critical responsibilities during emergencies.</text:span></text:p>
      <text:p text:style-name="P1"><text:span text:style-name="T43">Claim | When a significant loss occurs, a user can initiate a request to have their case examined. It's important to note that this request doesn't guarantee reimbursement. The Claims Assessment process is applicable to all claims.</text:span></text:p>
      <text:p text:style-name="P1"><text:span text:style-name="T43">Claims Assessment | This process involves members who hold coverage and have experienced a substantial loss. Our Team acts as Claims assessors, and there is a 48-hour cool-down period after a Rug event takes place. This interval allows our protocol or custodian to respond to loss events. After the cool-down period, Claims Assessors evaluate each claim, considering various factors. While members can submit a Dispute for review, the Claims Assessors exercise discretion during the voting process. All decisions on claim outcomes are final.</text:span></text:p>
      <text:p text:style-name="P1"><text:span text:style-name="T43">Buffering Period | The Claims Assessors at Insurify have a 48-hour timeframe to review each individual case after it's been requested by a user. This phase is referred to as the Buffering Period.</text:span></text:p>
      <text:p text:style-name="P1"><text:span text:style-name="T43">Treasury | The treasury constitutes a reservoir of funds gathered by the protocol, aimed at securing long-term viability. The resources within the treasury will be strategically reinvested into projects that generate yields with a low risk profile.</text:span></text:p>
      <text:p text:style-name="P1"><text:span text:style-name="T43">Risk Assessment | This process involves the team evaluating assets and tokens through a comprehensive analysis of various factors. The outcome of this assessment determines the asset's overall risk rating.</text:span></text:p>
      <text:p text:style-name="P1"><text:span text:style-name="T43">Data Request | We provide institutions and individuals with the opportunity to solicit blockchain-derived data for their independent use. In return for a financial contribution, these parties can obtain data extracted from the blockchain.</text:span></text:p>
      <text:p text:style-name="P1"><text:span text:style-name="T44">Audits and KYC</text:span><text:span text:style-name="T45"/></text:p>
      <text:p text:style-name="P1"><text:span text:style-name="T46">Insurify's Audits and KYC Procedures</text:span><text:span text:style-name="T47"/></text:p>
      <text:p text:style-name="P1"><text:span text:style-name="T48">Audits</text:span></text:p>
      <text:p text:style-name="P1"><text:span text:style-name="T49">While composing this article, no audits have been formed yet.Our intention is to engage reputable auditing firms to assess our contracts. This auditing process is scheduled to initiate in May.</text:span></text:p>
      <text:p text:style-name="P1"><text:span text:style-name="T50">KYC</text:span><text:span text:style-name="T51"/></text:p>
      <text:p text:style-name="P1"><text:span text:style-name="T51">As of the current writing, the team has not undergone a KYC process. Nevertheless, our plan is to internally implement KYC procedures through a trusted KYC firm. This approach is aimed at enhancing user confidence by ensuring safety and security.</text:span></text:p>
      <text:p text:style-name="P1"><text:span text:style-name="T51">How to Propose an Asset for Review</text:span></text:p>
      <text:p text:style-name="P1"><text:span text:style-name="T51">Outlined below are the different methods available to propose an asset for evaluation by Insurify.</text:span></text:p>
      <text:p text:style-name="P1"><text:span text:style-name="T51">Asset Submission Process</text:span></text:p>
      <text:p text:style-name="P1"><text:span text:style-name="T51">Any user who has obtained individual coverage at least once or is a registered member with us possesses the ability to suggest an asset for evaluation via our Dapp. This offers users an opportunity to nominate their preferred projects for potential coverage inclusion. This initiative aligns with our community-oriented approach, reflecting our commitment to actively engage with and gather feedback from our user base.</text:span></text:p>
      <text:p text:style-name="P2"><draw:frame text:anchor-type="as-char" svg:width="135.20mm" svg:height="135.47mm" style:rel-width="scale" style:rel-height="scale"><draw:object-ole xlink:href="OleObj1"/><draw:image xlink:href="ObjectReplacements/OleObj1"/></draw:frame><text:span text:style-name="T51"/></text:p>
      <text:p text:style-name="P2"><text:span text:style-name="T52">How to Send an Item for Review</text:span></text:p>
      <text:p text:style-name="P2"><text:span text:style-name="T53">Explanation of the different methods available for presenting an item to Insurify for assessment.</text:span></text:p>
      <text:p text:style-name="P2"><text:span text:style-name="T53">Sending an Item for Review</text:span></text:p>
      <text:p text:style-name="P2"><text:span text:style-name="T53">Any individual who has bought individual coverage at least once or is a member of our service has the ability to present an item for evaluation using our Dapp. This offers users an opportunity for their preferred project to be considered for inclusion in our coverage list. This aligns with our focus on a community-oriented approach, where we value obtaining input and suggestions from our users.</text:span></text:p>
      <text:p text:style-name="P2"><draw:frame text:anchor-type="as-char" svg:width="135.47mm" svg:height="80.96mm" style:rel-width="scale" style:rel-height="scale"><draw:object-ole xlink:href="OleObj2"/><draw:image xlink:href="ObjectReplacements/OleObj2"/></draw:frame><text:span text:style-name="T53"/></text:p>
      <text:p text:style-name="P2"><text:span text:style-name="T53"/></text:p>
      <text:p text:style-name="P3"><text:span text:style-name="T53"/></text:p>
      <text:p text:style-name="P3"><text:span text:style-name="T54">How to Purchase Coverage</text:span></text:p>
      <text:p text:style-name="P3"><text:span text:style-name="T54">A Comprehensive Guide for Members</text:span></text:p>
      <text:p text:style-name="P3"><text:span text:style-name="T54">Advantages of Coverage</text:span><text:span text:style-name="T55"/></text:p>
      <text:p text:style-name="P3"><text:span text:style-name="T55">Given the rise in DeFi's prominence, the prevalence of Rug-pulls and fraudulent tokens has become unacceptably high. Acquiring coverage for your assets is a paramount way to safeguard your initial investment and mitigate risks when dealing with more precarious assets.</text:span></text:p>
      <text:p text:style-name="P3"><text:span text:style-name="T56">Chain Analysis</text:span></text:p>
      <text:p text:style-name="P3"><text:span text:style-name="T56">Key Considerations When Procuring Coverage</text:span></text:p>
      <text:p text:style-name="P3"><text:span text:style-name="T57">After you've determined the assets you wish to insure, take the following aspects into account:</text:span></text:p>
      <text:p text:style-name="P3"><text:span text:style-name="T57">What duration of coverage is suitable for your needs? Our coverage policy offers timeframes ranging from a minimum of 7 days to a maximum of 365 days.</text:span></text:p>
      <text:p text:style-name="P3"><text:span text:style-name="T58">What payment denomination aligns with your preferences?</text:span><text:span text:style-name="T59"/></text:p>
      <text:p text:style-name="P3"><text:span text:style-name="T59">Which currency do you intend to use to pay for your policy? When purchasing coverage, you can choose between USDT or ISR. Consider which currency best suits your payment preference. (The currency utilized for acquiring coverage will also be the currency for claim payouts.)</text:span></text:p>
      <text:p text:style-name="P3"><text:span text:style-name="T60">NOTE: In the event of an accepted claim, it may take up to 48 hours for funds to be distributed.</text:span></text:p>
      <text:p text:style-name="P3"><text:span text:style-name="T60">Purchasing Insurify Coverage</text:span><text:span text:style-name="T61"/></text:p>
      <text:p text:style-name="P3"><text:span text:style-name="T61">To obtain coverage for an asset/token, follow these steps:</text:span></text:p>
      <text:p text:style-name="P3"><text:span text:style-name="T61">Enter the address of the token you want coverage for.</text:span></text:p>
      <text:p text:style-name="P3"><text:span text:style-name="T61">Specify the coverage amount, duration, and currency (ISR or USDT) for your policy. (Remember, the currency you use to purchase coverage is the currency you will receive as payout.)</text:span></text:p>
      <text:p text:style-name="P3"><text:span text:style-name="T62">Generate a quotation</text:span><text:span text:style-name="T63">.</text:span></text:p>
      <text:p text:style-name="P3"><text:span text:style-name="T63">You can buy coverage using ISR or USDT by confirming the transaction through your MetaMask wallet or equivalent.</text:span></text:p>
      <text:p text:style-name="P3"><text:span text:style-name="T63">Once coverage is purchased, the total amount in ISR will be placed into the treasury. There's a possibility that up to 50% of the reserved ISR for coverage purchase may be staked post-filing.</text:span></text:p>
      <text:p text:style-name="P3"><text:span text:style-name="T64">How to Initiate a Claim</text:span><text:span text:style-name="T65"/></text:p>
      <text:p text:style-name="P3"><text:span text:style-name="T65">A Comprehensive Guide for Members</text:span></text:p>
      <text:p text:style-name="P3"><text:span text:style-name="T65">When to File a Claim</text:span></text:p>
      <text:p text:style-name="P3"><text:span text:style-name="T65">If you believe your financial loss qualifies as a legitimate material loss due to theft, you can initiate a claim. Following this, the claim will undergo the claims assessment process.</text:span></text:p>
      <text:p text:style-name="P3"><text:span text:style-name="T65">Claim Limit per Cover Policy</text:span></text:p>
      <text:p text:style-name="P3"><text:span text:style-name="T65">When ready to file a claim, ensure that the loss adheres to our coverage policies and qualifies for reimbursement.</text:span></text:p>
      <text:p text:style-name="P3"><text:span text:style-name="T65">Potential Claim Outcomes</text:span><text:span text:style-name="T66"/></text:p>
      <text:p text:style-name="P3"><text:span text:style-name="T66">Two possible outcomes exist for claims:</text:span><text:span text:style-name="T67"/></text:p>
      <text:p text:style-name="P3"><text:span text:style-name="T67">If Claims Assessors approve your claim, you will receive a payout in BUSD or RGMT equivalent to the loss. (Based on your initial payment)</text:span></text:p>
      <text:p text:style-name="P3"><text:span text:style-name="T67">If your claim is rejected by Claims Assessors, you won't receive a payout. However, for each declined case, you have the option to dispute the decision if you believe it was inaccurately assessed. A new assessor will be assigned to review the dispute.</text:span></text:p>
      <text:p text:style-name="P3"><text:span text:style-name="T67">Understanding Insurify Finance</text:span></text:p>
      <text:p text:style-name="P3"><text:span text:style-name="T67">Insight into Cover Pricing</text:span></text:p>
      <text:p text:style-name="P3"><text:span text:style-name="T67">Coverage pricing is exclusively determined by the risk assessment of the asset, along with the coverage period and amount requested by the user. Detailed pricing information for individual coverage will be displayed within the Dapp, alongside the asset you're seeking coverage for. Insurify reserves the right to adjust coverage pricing based on the overall treasury and holdings, ensuring sustainability.</text:span></text:p>
      <text:p text:style-name="P3"><text:span text:style-name="T68">Capacity Restriction</text:span><text:span text:style-name="T69"/></text:p>
      <text:p text:style-name="P3"><text:span text:style-name="T69">Capacity limits are established to mitigate overreliance on specific risks, safeguarding the overall stability of Insurify. Two restrictions apply:</text:span></text:p>
      <text:p text:style-name="P3"><text:span text:style-name="T69">Singular Risk Limit: Depending on the extent of risk you're willing to undertake for a specific asset.</text:span></text:p>
      <text:p text:style-name="P3"><text:span text:style-name="T69">Global Capacity Limit: Corresponding to the cumulative treasury assets of Insurify.</text:span></text:p>
      <text:p text:style-name="P3"><text:span text:style-name="T69">Both limits are considered during coverage determination.</text:span></text:p>
      <text:p text:style-name="P3"><text:span text:style-name="T70">Claim Submissions</text:span><text:span text:style-name="T71"/></text:p>
      <text:p text:style-name="P3"><text:span text:style-name="T71">Claim initiation is the initial step in the claims process. If the claim is accepted, a percentage calculated by the network and token is deducted, and the remaining deposit is returned. A 48-hour window after the initial claim allows members to dispute the claim once. If the dispute is also rejected, you'll have one more claim left without a second dispute.</text:span></text:p>
      <text:p text:style-name="P3"><text:span text:style-name="T72">Asset Optimization</text:span><text:span text:style-name="T73"/></text:p>
      <text:p text:style-name="P3"><text:span text:style-name="T73">Current Investments and Their Status</text:span></text:p>
      <text:p text:style-name="P3"><text:span text:style-name="T73">At the time of writing, Insurify has no ongoing investments or holdings. However, to ensure adequate liquidity, Insurify will engage in stablecoin farming to minimize the risk of cash shortages.</text:span></text:p>
      <text:p text:style-name="P3"><text:span text:style-name="T74">Governance</text:span></text:p>
      <text:p text:style-name="P3"><text:span text:style-name="T75">A People-Centric Initiative</text:span></text:p>
      <text:p text:style-name="P3"><text:span text:style-name="T75">We highly esteem our users and clients at Insurify. Without their belief in our vision and satisfaction with our services, our protocol would cease to exist. As a result, we believe it's imperative that your voices are heard. Whether you're a minor contributor or a significant stakeholder, everyone should possess an equal voice.</text:span></text:p>
      <text:p text:style-name="P3"><text:span text:style-name="T75">To maximize community engagement, we have established a governance forum and voting system, returning a degree of influence to the community. We encourage all concerns and inquiries about our services to be communicated through our Telegram and Discord channels.</text:span><text:span text:style-name="T76"/></text:p>
      <text:p text:style-name="P3"><text:span text:style-name="T76">$IF Token</text:span><text:span text:style-name="T77"/></text:p>
      <text:p text:style-name="P3"><text:span text:style-name="T77">Understanding the Token Model</text:span></text:p>
      <text:p text:style-name="P3"><text:span text:style-name="T77">$IF can be acquired through our Dapp (+++++) or through Uniswap Swap at (+++++), using wallets like Metamask.</text:span></text:p>
      <text:p text:style-name="P3"><text:span text:style-name="T77">Insurify Finance has a fixed token supply of 10 million.</text:span></text:p>
      <text:p text:style-name="P3"><text:span text:style-name="T77">IF tokens are built on the Ethereum Chain.</text:span></text:p>
      <text:p text:style-name="P3"><text:span text:style-name="T77">$IF serves as the token name.</text:span></text:p>
      <text:p text:style-name="P3"><text:span text:style-name="T77">No tax applies to both buying and selling transactions.</text:span></text:p>
      <text:p text:style-name="P3"><text:span text:style-name="T77"/></text:p>
      <text:p text:style-name="P3"><text:span text:style-name="T78"/></text:p>
      <text:p text:style-name="P3"><text:span text:style-name="T78"/></text:p>
      <text:p text:style-name="P3"><text:span text:style-name="T78"><text:s/></text:span><text:span text:style-name="T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